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45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3" office:value-type="string" calcext:value-type="string">
            <text:p>22.81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3" office:value-type="string" calcext:value-type="string">
            <text:p>24.18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3" office:value-type="string" calcext:value-type="string">
            <text:p>24.05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3" office:value-type="string" calcext:value-type="string">
            <text:p>23.69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3" office:value-type="string" calcext:value-type="string">
            <text:p>22.81</text:p>
          </table:table-cell>
          <table:table-cell table:style-name="ce3" table:number-columns-repeated="2"/>
        </table:table-row>
        <table:table-row table:style-name="ro1" table:number-rows-repeated="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45a" table:style-name="ta1">
        <table:table-column table:style-name="co1" table:default-cell-style-name="ce1"/>
        <table:table-column table:style-name="co1" table:number-columns-repeated="3" table:default-cell-style-name="ce3"/>
        <table:table-row table:style-name="ro1"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2"/>
        </table:table-row>
        <table:table-row table:style-name="ro2">
          <table:table-cell office:value-type="string" calcext:value-type="string">
            <text:p>Accommodation &amp; food</text:p>
          </table:table-cell>
          <table:table-cell office:value-type="string" calcext:value-type="string">
            <text:p>11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ministrative services</text:p>
          </table:table-cell>
          <table:table-cell office:value-type="string" calcext:value-type="string">
            <text:p>19.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riculture, forestry &amp; fishing</text:p>
          </table:table-cell>
          <table:table-cell office:value-type="string" calcext:value-type="string">
            <text:p>24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s &amp; recreation</text:p>
          </table:table-cell>
          <table:table-cell office:value-type="string" calcext:value-type="string">
            <text:p>19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39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35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ance &amp; insurance</text:p>
          </table:table-cell>
          <table:table-cell office:value-type="string" calcext:value-type="string">
            <text:p>2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lth &amp; Social Care</text:p>
          </table:table-cell>
          <table:table-cell office:value-type="string" calcext:value-type="string">
            <text:p>13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T services</text:p>
          </table:table-cell>
          <table:table-cell office:value-type="string" calcext:value-type="string">
            <text:p>34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33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ng &amp; quarrying</text:p>
          </table:table-cell>
          <table:table-cell office:value-type="string" calcext:value-type="string">
            <text:p>35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fessional services</text:p>
          </table:table-cell>
          <table:table-cell office:value-type="string" calcext:value-type="string">
            <text:p>33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lic sector &amp; defence</text:p>
          </table:table-cell>
          <table:table-cell office:value-type="string" calcext:value-type="string">
            <text:p>21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 &amp; storage</text:p>
          </table:table-cell>
          <table:table-cell office:value-type="string" calcext:value-type="string">
            <text:p>27.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and waste treatment</text:p>
          </table:table-cell>
          <table:table-cell office:value-type="string" calcext:value-type="string">
            <text:p>34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olesale &amp; retail trade</text:p>
          </table:table-cell>
          <table:table-cell office:value-type="string" calcext:value-type="string">
            <text:p>12.80</text:p>
          </table:table-cell>
          <table:table-cell table:number-columns-repeated="2"/>
        </table:table-row>
      </table:table>
      <table:table table:name="i45b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4.93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20.76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22.49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21.1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14.93</text:p>
          </table:table-cell>
          <table:table-cell table:number-columns-repeated="2"/>
        </table:table-row>
      </table:table>
      <table:table table:name="i45c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  <table:table-cell/>
          <table:table-cell table:style-name="ce1"/>
        </table:table-row>
        <table:table-row table:style-name="ro2">
          <table:table-cell office:value-type="string" calcext:value-type="string">
            <text:p>Accommodation &amp; food</text:p>
          </table:table-cell>
          <table:table-cell office:value-type="string" calcext:value-type="string">
            <text:p>6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ministrative services</text:p>
          </table:table-cell>
          <table:table-cell office:value-type="string" calcext:value-type="string">
            <text:p>14.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riculture, forestry &amp; fishing</text:p>
          </table:table-cell>
          <table:table-cell office:value-type="string" calcext:value-type="string">
            <text:p>13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s &amp; recreation</text:p>
          </table:table-cell>
          <table:table-cell office:value-type="string" calcext:value-type="string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43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37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ance &amp; insurance</text:p>
          </table:table-cell>
          <table:table-cell office:value-type="string" calcext:value-type="string">
            <text:p>17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lth &amp; Social Care</text:p>
          </table:table-cell>
          <table:table-cell office:value-type="string" calcext:value-type="string">
            <text:p>14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T services</text:p>
          </table:table-cell>
          <table:table-cell office:value-type="string" calcext:value-type="string">
            <text:p>33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32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ing &amp; quarrying</text:p>
          </table:table-cell>
          <table:table-cell office:value-type="string" calcext:value-type="string">
            <text:p>7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fessional services</text:p>
          </table:table-cell>
          <table:table-cell office:value-type="string" calcext:value-type="string">
            <text:p>27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lic sector &amp; defence</text:p>
          </table:table-cell>
          <table:table-cell office:value-type="string" calcext:value-type="string">
            <text:p>24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rt &amp; storage</text:p>
          </table:table-cell>
          <table:table-cell office:value-type="string" calcext:value-type="string">
            <text:p>20.8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ter and waste treatment</text:p>
          </table:table-cell>
          <table:table-cell office:value-type="string" calcext:value-type="string">
            <text:p>23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olesale &amp; retail trade</text:p>
          </table:table-cell>
          <table:table-cell office:value-type="string" calcext:value-type="string">
            <text:p>13.09</text:p>
          </table:table-cell>
          <table:table-cell table:number-columns-repeated="2"/>
        </table:table-row>
      </table:table>
      <table:table table:name="i45d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string" calcext:value-type="string">
            <text:p>energy efficiency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Construction</text:p>
          </table:table-cell>
          <table:table-cell office:value-type="string" calcext:value-type="string">
            <text:p>environmental legislat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solar energ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nstruction</text:p>
          </table:table-cell>
          <table:table-cell office:value-type="string" calcext:value-type="string">
            <text:p>corporate social responsibility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struction</text:p>
          </table:table-cell>
          <table:table-cell office:value-type="string" calcext:value-type="string">
            <text:p>apply transportation management concep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types of w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energy efficiency</text:p>
          </table:table-cell>
          <table:table-cell office:value-type="float" office:value="221" calcext:value-type="float">
            <text:p>221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solar energy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environmental legislation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string" calcext:value-type="string">
            <text:p>Energy supply services</text:p>
          </table:table-cell>
          <table:table-cell office:value-type="string" calcext:value-type="string">
            <text:p>apply transportation management concepts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Energy supply services</text:p>
          </table:table-cell>
          <table:table-cell office:value-type="string" calcext:value-type="string">
            <text:p>corporate social responsibility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ecosystem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animal welfare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biology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nergy supply services</text:p>
          </table:table-cell>
          <table:table-cell office:value-type="string" calcext:value-type="string">
            <text:p>types of wood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45e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4">
          <table:table-cell office:value-type="string" calcext:value-type="string">
            <text:p>Accommodation &amp; food</text:p>
          </table:table-cell>
          <table:table-cell office:value-type="string" calcext:value-type="string">
            <text:p>apply transportation management concepts</text:p>
          </table:table-cell>
          <table:table-cell office:value-type="float" office:value="102" calcext:value-type="float">
            <text:p>102</text:p>
          </table:table-cell>
        </table:table-row>
        <table:table-row table:style-name="ro3">
          <table:table-cell office:value-type="string" calcext:value-type="string">
            <text:p>Accommodation &amp; food</text:p>
          </table:table-cell>
          <table:table-cell office:value-type="string" calcext:value-type="string">
            <text:p>corporate social responsibility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ccommodation &amp; food</text:p>
          </table:table-cell>
          <table:table-cell office:value-type="string" calcext:value-type="string">
            <text:p>environmental legislation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Accommodation &amp; food</text:p>
          </table:table-cell>
          <table:table-cell office:value-type="string" calcext:value-type="string">
            <text:p>energy efficiency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ccommodation &amp; food</text:p>
          </table:table-cell>
          <table:table-cell office:value-type="string" calcext:value-type="string">
            <text:p>types of wood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Accommodation &amp; food</text:p>
          </table:table-cell>
          <table:table-cell office:value-type="string" calcext:value-type="string">
            <text:p>animal welfar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ts &amp; recreation</text:p>
          </table:table-cell>
          <table:table-cell office:value-type="string" calcext:value-type="string">
            <text:p>environmental legislation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Arts &amp; recreation</text:p>
          </table:table-cell>
          <table:table-cell office:value-type="string" calcext:value-type="string">
            <text:p>energy efficiency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Arts &amp; recreation</text:p>
          </table:table-cell>
          <table:table-cell office:value-type="string" calcext:value-type="string">
            <text:p>ecosystem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i45ee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Λάρισα</text:p>
          </table:table-cell>
          <table:table-cell office:value-type="string" calcext:value-type="string">
            <text:p>EL612</text:p>
          </table:table-cell>
          <table:table-cell office:value-type="float" office:value="0.385868263" calcext:value-type="float">
            <text:p>0.385868263</text:p>
          </table:table-cell>
        </table:table-row>
        <table:table-row table:style-name="ro1">
          <table:table-cell office:value-type="string" calcext:value-type="string">
            <text:p>Κιλκίς</text:p>
          </table:table-cell>
          <table:table-cell office:value-type="string" calcext:value-type="string">
            <text:p>EL523</text:p>
          </table:table-cell>
          <table:table-cell office:value-type="float" office:value="0.311657415" calcext:value-type="float">
            <text:p>0.311657415</text:p>
          </table:table-cell>
        </table:table-row>
        <table:table-row table:style-name="ro1">
          <table:table-cell office:value-type="string" calcext:value-type="string">
            <text:p>Βοιωτία</text:p>
          </table:table-cell>
          <table:table-cell office:value-type="string" calcext:value-type="string">
            <text:p>EL641</text:p>
          </table:table-cell>
          <table:table-cell office:value-type="float" office:value="0.299607843" calcext:value-type="float">
            <text:p>0.299607843</text:p>
          </table:table-cell>
        </table:table-row>
        <table:table-row table:style-name="ro1">
          <table:table-cell office:value-type="string" calcext:value-type="string">
            <text:p>Ζάκυνθος</text:p>
          </table:table-cell>
          <table:table-cell office:value-type="string" calcext:value-type="string">
            <text:p>EL621</text:p>
          </table:table-cell>
          <table:table-cell office:value-type="float" office:value="0.27902439" calcext:value-type="float">
            <text:p>0.27902439</text:p>
          </table:table-cell>
        </table:table-row>
        <table:table-row table:style-name="ro2">
          <table:table-cell office:value-type="string" calcext:value-type="string">
            <text:p>Λέσβος, Λήμνος</text:p>
          </table:table-cell>
          <table:table-cell office:value-type="string" calcext:value-type="string">
            <text:p>EL411</text:p>
          </table:table-cell>
          <table:table-cell office:value-type="float" office:value="0.261060372" calcext:value-type="float">
            <text:p>0.261060372</text:p>
          </table:table-cell>
        </table:table-row>
        <table:table-row table:style-name="ro2">
          <table:table-cell office:value-type="string" calcext:value-type="string">
            <text:p>Αιτωλοακαρνανία</text:p>
          </table:table-cell>
          <table:table-cell office:value-type="string" calcext:value-type="string">
            <text:p>EL631</text:p>
          </table:table-cell>
          <table:table-cell office:value-type="float" office:value="0.253566158" calcext:value-type="float">
            <text:p>0.253566158</text:p>
          </table:table-cell>
        </table:table-row>
        <table:table-row table:style-name="ro1">
          <table:table-cell office:value-type="string" calcext:value-type="string">
            <text:p>Ευρυτανία</text:p>
          </table:table-cell>
          <table:table-cell office:value-type="string" calcext:value-type="string">
            <text:p>EL643</text:p>
          </table:table-cell>
          <table:table-cell office:value-type="float" office:value="0.245098039" calcext:value-type="float">
            <text:p>0.245098039</text:p>
          </table:table-cell>
        </table:table-row>
        <table:table-row table:style-name="ro1">
          <table:table-cell office:value-type="string" calcext:value-type="string">
            <text:p>Ηράκλειο</text:p>
          </table:table-cell>
          <table:table-cell office:value-type="string" calcext:value-type="string">
            <text:p>EL431</text:p>
          </table:table-cell>
          <table:table-cell office:value-type="float" office:value="0.242730855" calcext:value-type="float">
            <text:p>0.242730855</text:p>
          </table:table-cell>
        </table:table-row>
        <table:table-row table:style-name="ro1">
          <table:table-cell office:value-type="string" calcext:value-type="string">
            <text:p>Δυτική Αττική</text:p>
          </table:table-cell>
          <table:table-cell office:value-type="string" calcext:value-type="string">
            <text:p>EL306</text:p>
          </table:table-cell>
          <table:table-cell office:value-type="float" office:value="0.242504997" calcext:value-type="float">
            <text:p>0.242504997</text:p>
          </table:table-cell>
        </table:table-row>
        <table:table-row table:style-name="ro3">
          <table:table-cell office:value-type="string" calcext:value-type="string">
            <text:p>Κεντρικός Τομέας Αθηνών</text:p>
          </table:table-cell>
          <table:table-cell office:value-type="string" calcext:value-type="string">
            <text:p>EL303</text:p>
          </table:table-cell>
          <table:table-cell office:value-type="float" office:value="0.229774913" calcext:value-type="float">
            <text:p>0.229774913</text:p>
          </table:table-cell>
        </table:table-row>
        <table:table-row table:style-name="ro3">
          <table:table-cell office:value-type="string" calcext:value-type="string">
            <text:p>Βόρειος Τομέας Αθηνών</text:p>
          </table:table-cell>
          <table:table-cell office:value-type="string" calcext:value-type="string">
            <text:p>EL301</text:p>
          </table:table-cell>
          <table:table-cell office:value-type="float" office:value="0.225921522" calcext:value-type="float">
            <text:p>0.225921522</text:p>
          </table:table-cell>
        </table:table-row>
        <table:table-row table:style-name="ro2">
          <table:table-cell office:value-type="string" calcext:value-type="string">
            <text:p>Ανατολική Αττική</text:p>
          </table:table-cell>
          <table:table-cell office:value-type="string" calcext:value-type="string">
            <text:p>EL305</text:p>
          </table:table-cell>
          <table:table-cell office:value-type="float" office:value="0.224830464" calcext:value-type="float">
            <text:p>0.224830464</text:p>
          </table:table-cell>
        </table:table-row>
        <table:table-row table:style-name="ro2">
          <table:table-cell office:value-type="string" calcext:value-type="string">
            <text:p>Αργολίδα, Αρκαδία</text:p>
          </table:table-cell>
          <table:table-cell office:value-type="string" calcext:value-type="string">
            <text:p>EL651</text:p>
          </table:table-cell>
          <table:table-cell office:value-type="float" office:value="0.221151832" calcext:value-type="float">
            <text:p>0.221151832</text:p>
          </table:table-cell>
        </table:table-row>
        <table:table-row table:style-name="ro1">
          <table:table-cell office:value-type="string" calcext:value-type="string">
            <text:p>Θεσσαλονίκη</text:p>
          </table:table-cell>
          <table:table-cell office:value-type="string" calcext:value-type="string">
            <text:p>EL522</text:p>
          </table:table-cell>
          <table:table-cell office:value-type="float" office:value="0.21344501" calcext:value-type="float">
            <text:p>0.21344501</text:p>
          </table:table-cell>
        </table:table-row>
        <table:table-row table:style-name="ro1">
          <table:table-cell office:value-type="string" calcext:value-type="string">
            <text:p>Φθιώτιδα</text:p>
          </table:table-cell>
          <table:table-cell office:value-type="string" calcext:value-type="string">
            <text:p>EL644</text:p>
          </table:table-cell>
          <table:table-cell office:value-type="float" office:value="0.213438735" calcext:value-type="float">
            <text:p>0.213438735</text:p>
          </table:table-cell>
        </table:table-row>
        <table:table-row table:style-name="ro5">
          <table:table-cell office:value-type="string" calcext:value-type="string">
            <text:p>Άνδρος, Θήρα, Κέα, Μήλος, Μύκονος, Νάξος, Πάρος, Σύρος, Τήνος</text:p>
          </table:table-cell>
          <table:table-cell office:value-type="string" calcext:value-type="string">
            <text:p>EL422</text:p>
          </table:table-cell>
          <table:table-cell office:value-type="float" office:value="0.211543006" calcext:value-type="float">
            <text:p>0.211543006</text:p>
          </table:table-cell>
        </table:table-row>
        <table:table-row table:style-name="ro1">
          <table:table-cell office:value-type="string" calcext:value-type="string">
            <text:p>Σέρρες</text:p>
          </table:table-cell>
          <table:table-cell office:value-type="string" calcext:value-type="string">
            <text:p>EL526</text:p>
          </table:table-cell>
          <table:table-cell office:value-type="float" office:value="0.203104787" calcext:value-type="float">
            <text:p>0.203104787</text:p>
          </table:table-cell>
        </table:table-row>
        <table:table-row table:style-name="ro1">
          <table:table-cell office:value-type="string" calcext:value-type="string">
            <text:p>Έβρος</text:p>
          </table:table-cell>
          <table:table-cell office:value-type="string" calcext:value-type="string">
            <text:p>EL511</text:p>
          </table:table-cell>
          <table:table-cell office:value-type="float" office:value="0.202529144" calcext:value-type="float">
            <text:p>0.202529144</text:p>
          </table:table-cell>
        </table:table-row>
        <table:table-row table:style-name="ro1">
          <table:table-cell office:value-type="string" calcext:value-type="string">
            <text:p>Πιερία</text:p>
          </table:table-cell>
          <table:table-cell office:value-type="string" calcext:value-type="string">
            <text:p>EL525</text:p>
          </table:table-cell>
          <table:table-cell office:value-type="float" office:value="0.202043133" calcext:value-type="float">
            <text:p>0.202043133</text:p>
          </table:table-cell>
        </table:table-row>
        <table:table-row table:style-name="ro1">
          <table:table-cell office:value-type="string" calcext:value-type="string">
            <text:p>Ρέθυμνο</text:p>
          </table:table-cell>
          <table:table-cell office:value-type="string" calcext:value-type="string">
            <text:p>EL433</text:p>
          </table:table-cell>
          <table:table-cell office:value-type="float" office:value="0.200564972" calcext:value-type="float">
            <text:p>0.200564972</text:p>
          </table:table-cell>
        </table:table-row>
        <table:table-row table:style-name="ro2">
          <table:table-cell office:value-type="string" calcext:value-type="string">
            <text:p>Πειραιάς, Νήσοι</text:p>
          </table:table-cell>
          <table:table-cell office:value-type="string" calcext:value-type="string">
            <text:p>EL307</text:p>
          </table:table-cell>
          <table:table-cell office:value-type="float" office:value="0.199915825" calcext:value-type="float">
            <text:p>0.199915825</text:p>
          </table:table-cell>
        </table:table-row>
        <table:table-row table:style-name="ro1">
          <table:table-cell office:value-type="string" calcext:value-type="string">
            <text:p>Κορινθία</text:p>
          </table:table-cell>
          <table:table-cell office:value-type="string" calcext:value-type="string">
            <text:p>EL652</text:p>
          </table:table-cell>
          <table:table-cell office:value-type="float" office:value="0.194558945" calcext:value-type="float">
            <text:p>0.194558945</text:p>
          </table:table-cell>
        </table:table-row>
        <table:table-row table:style-name="ro1">
          <table:table-cell office:value-type="string" calcext:value-type="string">
            <text:p>Ξάνθη</text:p>
          </table:table-cell>
          <table:table-cell office:value-type="string" calcext:value-type="string">
            <text:p>EL512</text:p>
          </table:table-cell>
          <table:table-cell office:value-type="float" office:value="0.193927522" calcext:value-type="float">
            <text:p>0.193927522</text:p>
          </table:table-cell>
        </table:table-row>
        <table:table-row table:style-name="ro1">
          <table:table-cell office:value-type="string" calcext:value-type="string">
            <text:p>Θεσπρωτία</text:p>
          </table:table-cell>
          <table:table-cell office:value-type="string" calcext:value-type="string">
            <text:p>EL542</text:p>
          </table:table-cell>
          <table:table-cell office:value-type="float" office:value="0.190602837" calcext:value-type="float">
            <text:p>0.190602837</text:p>
          </table:table-cell>
        </table:table-row>
        <table:table-row table:style-name="ro2">
          <table:table-cell office:value-type="string" calcext:value-type="string">
            <text:p>Μαγνησία, Σποράδες</text:p>
          </table:table-cell>
          <table:table-cell office:value-type="string" calcext:value-type="string">
            <text:p>EL613</text:p>
          </table:table-cell>
          <table:table-cell office:value-type="float" office:value="0.189902268" calcext:value-type="float">
            <text:p>0.189902268</text:p>
          </table:table-cell>
        </table:table-row>
        <table:table-row table:style-name="ro2">
          <table:table-cell office:value-type="string" calcext:value-type="string">
            <text:p>Ιθάκη, Κεφαλληνία</text:p>
          </table:table-cell>
          <table:table-cell office:value-type="string" calcext:value-type="string">
            <text:p>EL623</text:p>
          </table:table-cell>
          <table:table-cell office:value-type="float" office:value="0.187638143" calcext:value-type="float">
            <text:p>0.187638143</text:p>
          </table:table-cell>
        </table:table-row>
        <table:table-row table:style-name="ro1">
          <table:table-cell office:value-type="string" calcext:value-type="string">
            <text:p>Ιωάννινα</text:p>
          </table:table-cell>
          <table:table-cell office:value-type="string" calcext:value-type="string">
            <text:p>EL543</text:p>
          </table:table-cell>
          <table:table-cell office:value-type="float" office:value="0.169431875" calcext:value-type="float">
            <text:p>0.169431875</text:p>
          </table:table-cell>
        </table:table-row>
        <table:table-row table:style-name="ro2">
          <table:table-cell office:value-type="string" calcext:value-type="string">
            <text:p>Νότιος Τομέας Αθηνών</text:p>
          </table:table-cell>
          <table:table-cell office:value-type="string" calcext:value-type="string">
            <text:p>EL304</text:p>
          </table:table-cell>
          <table:table-cell office:value-type="float" office:value="0.165836963" calcext:value-type="float">
            <text:p>0.165836963</text:p>
          </table:table-cell>
        </table:table-row>
        <table:table-row table:style-name="ro1">
          <table:table-cell office:value-type="string" calcext:value-type="string">
            <text:p>Αχαΐα</text:p>
          </table:table-cell>
          <table:table-cell office:value-type="string" calcext:value-type="string">
            <text:p>EL632</text:p>
          </table:table-cell>
          <table:table-cell office:value-type="float" office:value="0.154915867" calcext:value-type="float">
            <text:p>0.154915867</text:p>
          </table:table-cell>
        </table:table-row>
        <table:table-row table:style-name="ro1">
          <table:table-cell office:value-type="string" calcext:value-type="string">
            <text:p>Καστοριά</text:p>
          </table:table-cell>
          <table:table-cell office:value-type="string" calcext:value-type="string">
            <text:p>EL532</text:p>
          </table:table-cell>
          <table:table-cell office:value-type="float" office:value="0.151125402" calcext:value-type="float">
            <text:p>0.151125402</text:p>
          </table:table-cell>
        </table:table-row>
        <table:table-row table:style-name="ro1">
          <table:table-cell office:value-type="string" calcext:value-type="string">
            <text:p>Φωκίδα</text:p>
          </table:table-cell>
          <table:table-cell office:value-type="string" calcext:value-type="string">
            <text:p>EL645</text:p>
          </table:table-cell>
          <table:table-cell office:value-type="float" office:value="0.147058824" calcext:value-type="float">
            <text:p>0.147058824</text:p>
          </table:table-cell>
        </table:table-row>
        <table:table-row table:style-name="ro1">
          <table:table-cell office:value-type="string" calcext:value-type="string">
            <text:p>Εύβοια</text:p>
          </table:table-cell>
          <table:table-cell office:value-type="string" calcext:value-type="string">
            <text:p>EL642</text:p>
          </table:table-cell>
          <table:table-cell office:value-type="float" office:value="0.142901619" calcext:value-type="float">
            <text:p>0.142901619</text:p>
          </table:table-cell>
        </table:table-row>
        <table:table-row table:style-name="ro1">
          <table:table-cell office:value-type="string" calcext:value-type="string">
            <text:p>Πέλλα</text:p>
          </table:table-cell>
          <table:table-cell office:value-type="string" calcext:value-type="string">
            <text:p>EL524</text:p>
          </table:table-cell>
          <table:table-cell office:value-type="float" office:value="0.142551675" calcext:value-type="float">
            <text:p>0.142551675</text:p>
          </table:table-cell>
        </table:table-row>
        <table:table-row table:style-name="ro2">
          <table:table-cell office:value-type="string" calcext:value-type="string">
            <text:p>Λακωνία, Μεσσηνία</text:p>
          </table:table-cell>
          <table:table-cell office:value-type="string" calcext:value-type="string">
            <text:p>EL653</text:p>
          </table:table-cell>
          <table:table-cell office:value-type="float" office:value="0.139899909" calcext:value-type="float">
            <text:p>0.139899909</text:p>
          </table:table-cell>
        </table:table-row>
        <table:table-row table:style-name="ro2">
          <table:table-cell office:value-type="string" calcext:value-type="string">
            <text:p>Καρδίτσα, Τρίκαλα</text:p>
          </table:table-cell>
          <table:table-cell office:value-type="string" calcext:value-type="string">
            <text:p>EL611</text:p>
          </table:table-cell>
          <table:table-cell office:value-type="float" office:value="0.130724396" calcext:value-type="float">
            <text:p>0.130724396</text:p>
          </table:table-cell>
        </table:table-row>
        <table:table-row table:style-name="ro1">
          <table:table-cell office:value-type="string" calcext:value-type="string">
            <text:p>Άρτα, Πρέβεζα</text:p>
          </table:table-cell>
          <table:table-cell office:value-type="string" calcext:value-type="string">
            <text:p>EL541</text:p>
          </table:table-cell>
          <table:table-cell office:value-type="float" office:value="0.129287599" calcext:value-type="float">
            <text:p>0.129287599</text:p>
          </table:table-cell>
        </table:table-row>
        <table:table-row table:style-name="ro1">
          <table:table-cell office:value-type="string" calcext:value-type="string">
            <text:p>Λασίθι</text:p>
          </table:table-cell>
          <table:table-cell office:value-type="string" calcext:value-type="string">
            <text:p>EL432</text:p>
          </table:table-cell>
          <table:table-cell office:value-type="float" office:value="0.127559055" calcext:value-type="float">
            <text:p>0.127559055</text:p>
          </table:table-cell>
        </table:table-row>
        <table:table-row table:style-name="ro1">
          <table:table-cell office:value-type="string" calcext:value-type="string">
            <text:p>Χίος</text:p>
          </table:table-cell>
          <table:table-cell office:value-type="string" calcext:value-type="string">
            <text:p>EL413</text:p>
          </table:table-cell>
          <table:table-cell office:value-type="float" office:value="0.127516779" calcext:value-type="float">
            <text:p>0.127516779</text:p>
          </table:table-cell>
        </table:table-row>
        <table:table-row table:style-name="ro1">
          <table:table-cell office:value-type="string" calcext:value-type="string">
            <text:p>Ροδόπη</text:p>
          </table:table-cell>
          <table:table-cell office:value-type="string" calcext:value-type="string">
            <text:p>EL513</text:p>
          </table:table-cell>
          <table:table-cell office:value-type="float" office:value="0.127206447" calcext:value-type="float">
            <text:p>0.127206447</text:p>
          </table:table-cell>
        </table:table-row>
        <table:table-row table:style-name="ro3">
          <table:table-cell office:value-type="string" calcext:value-type="string">
            <text:p>Δυτικός Τομέας Αθηνών</text:p>
          </table:table-cell>
          <table:table-cell office:value-type="string" calcext:value-type="string">
            <text:p>EL302</text:p>
          </table:table-cell>
          <table:table-cell office:value-type="float" office:value="0.125944584" calcext:value-type="float">
            <text:p>0.125944584</text:p>
          </table:table-cell>
        </table:table-row>
        <table:table-row table:style-name="ro1">
          <table:table-cell office:value-type="string" calcext:value-type="string">
            <text:p>Ημαθία</text:p>
          </table:table-cell>
          <table:table-cell office:value-type="string" calcext:value-type="string">
            <text:p>EL521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2">
          <table:table-cell office:value-type="string" calcext:value-type="string">
            <text:p>Γρεβενά, Κοζάνη</text:p>
          </table:table-cell>
          <table:table-cell office:value-type="string" calcext:value-type="string">
            <text:p>EL531</text:p>
          </table:table-cell>
          <table:table-cell office:value-type="float" office:value="0.118373649" calcext:value-type="float">
            <text:p>0.118373649</text:p>
          </table:table-cell>
        </table:table-row>
        <table:table-row table:style-name="ro1">
          <table:table-cell office:value-type="string" calcext:value-type="string">
            <text:p>Δράμα</text:p>
          </table:table-cell>
          <table:table-cell office:value-type="string" calcext:value-type="string">
            <text:p>EL514</text:p>
          </table:table-cell>
          <table:table-cell office:value-type="float" office:value="0.11798958" calcext:value-type="float">
            <text:p>0.11798958</text:p>
          </table:table-cell>
        </table:table-row>
        <table:table-row table:style-name="ro1">
          <table:table-cell office:value-type="string" calcext:value-type="string">
            <text:p>Φλώρινα</text:p>
          </table:table-cell>
          <table:table-cell office:value-type="string" calcext:value-type="string">
            <text:p>EL533</text:p>
          </table:table-cell>
          <table:table-cell office:value-type="float" office:value="0.113314448" calcext:value-type="float">
            <text:p>0.113314448</text:p>
          </table:table-cell>
        </table:table-row>
        <table:table-row table:style-name="ro1">
          <table:table-cell office:value-type="string" calcext:value-type="string">
            <text:p>Χανιά</text:p>
          </table:table-cell>
          <table:table-cell office:value-type="string" calcext:value-type="string">
            <text:p>EL434</text:p>
          </table:table-cell>
          <table:table-cell office:value-type="float" office:value="0.103295486" calcext:value-type="float">
            <text:p>0.103295486</text:p>
          </table:table-cell>
        </table:table-row>
        <table:table-row table:style-name="ro1">
          <table:table-cell office:value-type="string" calcext:value-type="string">
            <text:p>Ικαρία, Σάμος</text:p>
          </table:table-cell>
          <table:table-cell office:value-type="string" calcext:value-type="string">
            <text:p>EL412</text:p>
          </table:table-cell>
          <table:table-cell office:value-type="float" office:value="0.084949215" calcext:value-type="float">
            <text:p>0.084949215</text:p>
          </table:table-cell>
        </table:table-row>
        <table:table-row table:style-name="ro2">
          <table:table-cell office:value-type="string" calcext:value-type="string">
            <text:p>Θάσος, Καβάλα</text:p>
          </table:table-cell>
          <table:table-cell office:value-type="string" calcext:value-type="string">
            <text:p>EL515</text:p>
          </table:table-cell>
          <table:table-cell office:value-type="float" office:value="0.080195783" calcext:value-type="float">
            <text:p>0.080195783</text:p>
          </table:table-cell>
        </table:table-row>
        <table:table-row table:style-name="ro1">
          <table:table-cell office:value-type="string" calcext:value-type="string">
            <text:p>Χαλκιδική</text:p>
          </table:table-cell>
          <table:table-cell office:value-type="string" calcext:value-type="string">
            <text:p>EL527</text:p>
          </table:table-cell>
          <table:table-cell office:value-type="float" office:value="0.068332483" calcext:value-type="float">
            <text:p>0.068332483</text:p>
          </table:table-cell>
        </table:table-row>
        <table:table-row table:style-name="ro5">
          <table:table-cell office:value-type="string" calcext:value-type="string">
            <text:p>Κάλυμνος, Κάρπαθος – Ηρωική Νήσος Κάσος, Κως, Ρόδος</text:p>
          </table:table-cell>
          <table:table-cell office:value-type="string" calcext:value-type="string">
            <text:p>EL421</text:p>
          </table:table-cell>
          <table:table-cell office:value-type="float" office:value="0.068168853" calcext:value-type="float">
            <text:p>0.068168853</text:p>
          </table:table-cell>
        </table:table-row>
        <table:table-row table:style-name="ro1">
          <table:table-cell office:value-type="string" calcext:value-type="string">
            <text:p>Κέρκυρα</text:p>
          </table:table-cell>
          <table:table-cell office:value-type="string" calcext:value-type="string">
            <text:p>EL622</text:p>
          </table:table-cell>
          <table:table-cell office:value-type="float" office:value="0.066466391" calcext:value-type="float">
            <text:p>0.066466391</text:p>
          </table:table-cell>
        </table:table-row>
        <table:table-row table:style-name="ro1">
          <table:table-cell office:value-type="string" calcext:value-type="string">
            <text:p>Ηλεία</text:p>
          </table:table-cell>
          <table:table-cell office:value-type="string" calcext:value-type="string">
            <text:p>EL633</text:p>
          </table:table-cell>
          <table:table-cell office:value-type="float" office:value="0.062903774" calcext:value-type="float">
            <text:p>0.062903774</text:p>
          </table:table-cell>
        </table:table-row>
        <table:table-row table:style-name="ro1">
          <table:table-cell office:value-type="string" calcext:value-type="string">
            <text:p>Λευκάδα</text:p>
          </table:table-cell>
          <table:table-cell office:value-type="string" calcext:value-type="string">
            <text:p>EL624</text:p>
          </table:table-cell>
          <table:table-cell office:value-type="float" office:value="0.051587302" calcext:value-type="float">
            <text:p>0.051587302</text:p>
          </table:table-cell>
        </table:table-row>
      </table:table>
      <table:table table:name="i45f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Αχαΐα</text:p>
          </table:table-cell>
          <table:table-cell office:value-type="string" calcext:value-type="string">
            <text:p>EL6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Γρεβενά, Κοζάνη</text:p>
          </table:table-cell>
          <table:table-cell office:value-type="string" calcext:value-type="string">
            <text:p>EL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Δυτική Αττική</text:p>
          </table:table-cell>
          <table:table-cell office:value-type="string" calcext:value-type="string">
            <text:p>EL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Θεσσαλονίκη</text:p>
          </table:table-cell>
          <table:table-cell office:value-type="string" calcext:value-type="string">
            <text:p>EL5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Ιωάννινα</text:p>
          </table:table-cell>
          <table:table-cell office:value-type="string" calcext:value-type="string">
            <text:p>EL54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Μαγνησία, Σποράδες</text:p>
          </table:table-cell>
          <table:table-cell office:value-type="string" calcext:value-type="string">
            <text:p>EL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Ξάνθη</text:p>
          </table:table-cell>
          <table:table-cell office:value-type="string" calcext:value-type="string">
            <text:p>EL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Σέρρες</text:p>
          </table:table-cell>
          <table:table-cell office:value-type="string" calcext:value-type="string">
            <text:p>EL5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Χανιά</text:p>
          </table:table-cell>
          <table:table-cell office:value-type="string" calcext:value-type="string">
            <text:p>EL43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45g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2">
          <table:table-cell office:value-type="string" calcext:value-type="string">
            <text:p>Γρεβενά, Κοζάνη</text:p>
          </table:table-cell>
          <table:table-cell office:value-type="string" calcext:value-type="string">
            <text:p>EL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Θεσσαλονίκη</text:p>
          </table:table-cell>
          <table:table-cell office:value-type="string" calcext:value-type="string">
            <text:p>EL5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Μαγνησία, Σποράδες</text:p>
          </table:table-cell>
          <table:table-cell office:value-type="string" calcext:value-type="string">
            <text:p>EL6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Πειραιάς, Νήσοι</text:p>
          </table:table-cell>
          <table:table-cell office:value-type="string" calcext:value-type="string">
            <text:p>EL30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i45h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5">
          <table:table-cell office:value-type="string" calcext:value-type="string">
            <text:p>Άνδρος, Θήρα, Κέα, Μήλος, Μύκονος, Νάξος, Πάρος, Σύρος, Τήνος</text:p>
          </table:table-cell>
          <table:table-cell office:value-type="string" calcext:value-type="string">
            <text:p>EL422</text:p>
          </table:table-cell>
          <table:table-cell office:value-type="float" office:value="0.392857143" calcext:value-type="float">
            <text:p>0.392857143</text:p>
          </table:table-cell>
        </table:table-row>
        <table:table-row table:style-name="ro1">
          <table:table-cell office:value-type="string" calcext:value-type="string">
            <text:p>Έβρος</text:p>
          </table:table-cell>
          <table:table-cell office:value-type="string" calcext:value-type="string">
            <text:p>EL511</text:p>
          </table:table-cell>
          <table:table-cell office:value-type="float" office:value="0.111111111" calcext:value-type="float">
            <text:p>0.111111111</text:p>
          </table:table-cell>
        </table:table-row>
        <table:table-row table:style-name="ro2">
          <table:table-cell office:value-type="string" calcext:value-type="string">
            <text:p>Αιτωλοακαρνανία</text:p>
          </table:table-cell>
          <table:table-cell office:value-type="string" calcext:value-type="string">
            <text:p>EL631</text:p>
          </table:table-cell>
          <table:table-cell office:value-type="float" office:value="0.392857143" calcext:value-type="float">
            <text:p>0.392857143</text:p>
          </table:table-cell>
        </table:table-row>
        <table:table-row table:style-name="ro2">
          <table:table-cell office:value-type="string" calcext:value-type="string">
            <text:p>Ανατολική Αττική</text:p>
          </table:table-cell>
          <table:table-cell office:value-type="string" calcext:value-type="string">
            <text:p>EL30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Αργολίδα, Αρκαδία</text:p>
          </table:table-cell>
          <table:table-cell office:value-type="string" calcext:value-type="string">
            <text:p>EL651</text:p>
          </table:table-cell>
          <table:table-cell office:value-type="float" office:value="0.477272727" calcext:value-type="float">
            <text:p>0.477272727</text:p>
          </table:table-cell>
        </table:table-row>
        <table:table-row table:style-name="ro1">
          <table:table-cell office:value-type="string" calcext:value-type="string">
            <text:p>Αχαΐα</text:p>
          </table:table-cell>
          <table:table-cell office:value-type="string" calcext:value-type="string">
            <text:p>EL63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Βοιωτία</text:p>
          </table:table-cell>
          <table:table-cell office:value-type="string" calcext:value-type="string">
            <text:p>EL641</text:p>
          </table:table-cell>
          <table:table-cell office:value-type="float" office:value="0.307692308" calcext:value-type="float">
            <text:p>0.307692308</text:p>
          </table:table-cell>
        </table:table-row>
        <table:table-row table:style-name="ro3">
          <table:table-cell office:value-type="string" calcext:value-type="string">
            <text:p>Βόρειος Τομέας Αθηνών</text:p>
          </table:table-cell>
          <table:table-cell office:value-type="string" calcext:value-type="string">
            <text:p>EL301</text:p>
          </table:table-cell>
          <table:table-cell office:value-type="float" office:value="0.3" calcext:value-type="float">
            <text:p>0.3</text:p>
          </table:table-cell>
        </table:table-row>
        <table:table-row table:style-name="ro2">
          <table:table-cell office:value-type="string" calcext:value-type="string">
            <text:p>Γρεβενά, Κοζάνη</text:p>
          </table:table-cell>
          <table:table-cell office:value-type="string" calcext:value-type="string">
            <text:p>EL531</text:p>
          </table:table-cell>
          <table:table-cell office:value-type="float" office:value="0.333333333" calcext:value-type="float">
            <text:p>0.333333333</text:p>
          </table:table-cell>
        </table:table-row>
        <table:table-row table:style-name="ro1">
          <table:table-cell office:value-type="string" calcext:value-type="string">
            <text:p>Δράμα</text:p>
          </table:table-cell>
          <table:table-cell office:value-type="string" calcext:value-type="string">
            <text:p>EL514</text:p>
          </table:table-cell>
          <table:table-cell office:value-type="float" office:value="0.15942029" calcext:value-type="float">
            <text:p>0.15942029</text:p>
          </table:table-cell>
        </table:table-row>
        <table:table-row table:style-name="ro1">
          <table:table-cell office:value-type="string" calcext:value-type="string">
            <text:p>Δυτική Αττική</text:p>
          </table:table-cell>
          <table:table-cell office:value-type="string" calcext:value-type="string">
            <text:p>EL306</text:p>
          </table:table-cell>
          <table:table-cell office:value-type="float" office:value="0.666666667" calcext:value-type="float">
            <text:p>0.666666667</text:p>
          </table:table-cell>
        </table:table-row>
        <table:table-row table:style-name="ro1">
          <table:table-cell office:value-type="string" calcext:value-type="string">
            <text:p>Ευρυτανία</text:p>
          </table:table-cell>
          <table:table-cell office:value-type="string" calcext:value-type="string">
            <text:p>EL643</text:p>
          </table:table-cell>
          <table:table-cell office:value-type="float" office:value="0.666666667" calcext:value-type="float">
            <text:p>0.666666667</text:p>
          </table:table-cell>
        </table:table-row>
        <table:table-row table:style-name="ro1">
          <table:table-cell office:value-type="string" calcext:value-type="string">
            <text:p>Εύβοια</text:p>
          </table:table-cell>
          <table:table-cell office:value-type="string" calcext:value-type="string">
            <text:p>EL642</text:p>
          </table:table-cell>
          <table:table-cell office:value-type="float" office:value="0.391304348" calcext:value-type="float">
            <text:p>0.391304348</text:p>
          </table:table-cell>
        </table:table-row>
        <table:table-row table:style-name="ro1">
          <table:table-cell office:value-type="string" calcext:value-type="string">
            <text:p>Ζάκυνθος</text:p>
          </table:table-cell>
          <table:table-cell office:value-type="string" calcext:value-type="string">
            <text:p>EL62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Ηλεία</text:p>
          </table:table-cell>
          <table:table-cell office:value-type="string" calcext:value-type="string">
            <text:p>EL6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Ηράκλειο</text:p>
          </table:table-cell>
          <table:table-cell office:value-type="string" calcext:value-type="string">
            <text:p>EL431</text:p>
          </table:table-cell>
          <table:table-cell office:value-type="float" office:value="0.457705678" calcext:value-type="float">
            <text:p>0.457705678</text:p>
          </table:table-cell>
        </table:table-row>
        <table:table-row table:style-name="ro1">
          <table:table-cell office:value-type="string" calcext:value-type="string">
            <text:p>Θεσπρωτία</text:p>
          </table:table-cell>
          <table:table-cell office:value-type="string" calcext:value-type="string">
            <text:p>EL542</text:p>
          </table:table-cell>
          <table:table-cell office:value-type="float" office:value="0.529411765" calcext:value-type="float">
            <text:p>0.529411765</text:p>
          </table:table-cell>
        </table:table-row>
        <table:table-row table:style-name="ro1">
          <table:table-cell office:value-type="string" calcext:value-type="string">
            <text:p>Θεσσαλονίκη</text:p>
          </table:table-cell>
          <table:table-cell office:value-type="string" calcext:value-type="string">
            <text:p>EL522</text:p>
          </table:table-cell>
          <table:table-cell office:value-type="float" office:value="0.300970874" calcext:value-type="float">
            <text:p>0.300970874</text:p>
          </table:table-cell>
        </table:table-row>
        <table:table-row table:style-name="ro2">
          <table:table-cell office:value-type="string" calcext:value-type="string">
            <text:p>Ιθάκη, Κεφαλληνία</text:p>
          </table:table-cell>
          <table:table-cell office:value-type="string" calcext:value-type="string">
            <text:p>EL62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Ικαρία, Σάμος</text:p>
          </table:table-cell>
          <table:table-cell office:value-type="string" calcext:value-type="string">
            <text:p>EL412</text:p>
          </table:table-cell>
          <table:table-cell office:value-type="float" office:value="0.217391304" calcext:value-type="float">
            <text:p>0.217391304</text:p>
          </table:table-cell>
        </table:table-row>
        <table:table-row table:style-name="ro1">
          <table:table-cell office:value-type="string" calcext:value-type="string">
            <text:p>Ιωάννινα</text:p>
          </table:table-cell>
          <table:table-cell office:value-type="string" calcext:value-type="string">
            <text:p>EL543</text:p>
          </table:table-cell>
          <table:table-cell office:value-type="float" office:value="0.292682927" calcext:value-type="float">
            <text:p>0.292682927</text:p>
          </table:table-cell>
        </table:table-row>
        <table:table-row table:style-name="ro2">
          <table:table-cell office:value-type="string" calcext:value-type="string">
            <text:p>Καρδίτσα, Τρίκαλα</text:p>
          </table:table-cell>
          <table:table-cell office:value-type="string" calcext:value-type="string">
            <text:p>EL611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 office:value-type="string" calcext:value-type="string">
            <text:p>Κεντρικός Τομέας Αθηνών</text:p>
          </table:table-cell>
          <table:table-cell office:value-type="string" calcext:value-type="string">
            <text:p>EL303</text:p>
          </table:table-cell>
          <table:table-cell office:value-type="float" office:value="0.321003963" calcext:value-type="float">
            <text:p>0.321003963</text:p>
          </table:table-cell>
        </table:table-row>
        <table:table-row table:style-name="ro1">
          <table:table-cell office:value-type="string" calcext:value-type="string">
            <text:p>Κιλκίς</text:p>
          </table:table-cell>
          <table:table-cell office:value-type="string" calcext:value-type="string">
            <text:p>EL52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Κορινθία</text:p>
          </table:table-cell>
          <table:table-cell office:value-type="string" calcext:value-type="string">
            <text:p>EL652</text:p>
          </table:table-cell>
          <table:table-cell office:value-type="float" office:value="0.571428571" calcext:value-type="float">
            <text:p>0.571428571</text:p>
          </table:table-cell>
        </table:table-row>
        <table:table-row table:style-name="ro1">
          <table:table-cell office:value-type="string" calcext:value-type="string">
            <text:p>Λάρισα</text:p>
          </table:table-cell>
          <table:table-cell office:value-type="string" calcext:value-type="string">
            <text:p>EL612</text:p>
          </table:table-cell>
          <table:table-cell office:value-type="float" office:value="0.523809524" calcext:value-type="float">
            <text:p>0.523809524</text:p>
          </table:table-cell>
        </table:table-row>
        <table:table-row table:style-name="ro2">
          <table:table-cell office:value-type="string" calcext:value-type="string">
            <text:p>Λέσβος, Λήμνος</text:p>
          </table:table-cell>
          <table:table-cell office:value-type="string" calcext:value-type="string">
            <text:p>EL411</text:p>
          </table:table-cell>
          <table:table-cell office:value-type="float" office:value="0.481751825" calcext:value-type="float">
            <text:p>0.481751825</text:p>
          </table:table-cell>
        </table:table-row>
        <table:table-row table:style-name="ro2">
          <table:table-cell office:value-type="string" calcext:value-type="string">
            <text:p>Λακωνία, Μεσσηνία</text:p>
          </table:table-cell>
          <table:table-cell office:value-type="string" calcext:value-type="string">
            <text:p>EL653</text:p>
          </table:table-cell>
          <table:table-cell office:value-type="float" office:value="0.313253012" calcext:value-type="float">
            <text:p>0.313253012</text:p>
          </table:table-cell>
        </table:table-row>
        <table:table-row table:style-name="ro1">
          <table:table-cell office:value-type="string" calcext:value-type="string">
            <text:p>Λασίθι</text:p>
          </table:table-cell>
          <table:table-cell office:value-type="string" calcext:value-type="string">
            <text:p>EL432</text:p>
          </table:table-cell>
          <table:table-cell office:value-type="float" office:value="0.333333333" calcext:value-type="float">
            <text:p>0.333333333</text:p>
          </table:table-cell>
        </table:table-row>
        <table:table-row table:style-name="ro2">
          <table:table-cell office:value-type="string" calcext:value-type="string">
            <text:p>Μαγνησία, Σποράδες</text:p>
          </table:table-cell>
          <table:table-cell office:value-type="string" calcext:value-type="string">
            <text:p>EL613</text:p>
          </table:table-cell>
          <table:table-cell office:value-type="float" office:value="0.214285714" calcext:value-type="float">
            <text:p>0.214285714</text:p>
          </table:table-cell>
        </table:table-row>
        <table:table-row table:style-name="ro2">
          <table:table-cell office:value-type="string" calcext:value-type="string">
            <text:p>Νότιος Τομέας Αθηνών</text:p>
          </table:table-cell>
          <table:table-cell office:value-type="string" calcext:value-type="string">
            <text:p>EL304</text:p>
          </table:table-cell>
          <table:table-cell office:value-type="float" office:value="0.214285714" calcext:value-type="float">
            <text:p>0.214285714</text:p>
          </table:table-cell>
        </table:table-row>
        <table:table-row table:style-name="ro1">
          <table:table-cell office:value-type="string" calcext:value-type="string">
            <text:p>Ξάνθη</text:p>
          </table:table-cell>
          <table:table-cell office:value-type="string" calcext:value-type="string">
            <text:p>EL512</text:p>
          </table:table-cell>
          <table:table-cell office:value-type="float" office:value="0.368421053" calcext:value-type="float">
            <text:p>0.368421053</text:p>
          </table:table-cell>
        </table:table-row>
        <table:table-row table:style-name="ro1">
          <table:table-cell office:value-type="string" calcext:value-type="string">
            <text:p>Πέλλα</text:p>
          </table:table-cell>
          <table:table-cell office:value-type="string" calcext:value-type="string">
            <text:p>EL524</text:p>
          </table:table-cell>
          <table:table-cell office:value-type="float" office:value="0.333333333" calcext:value-type="float">
            <text:p>0.333333333</text:p>
          </table:table-cell>
        </table:table-row>
        <table:table-row table:style-name="ro2">
          <table:table-cell office:value-type="string" calcext:value-type="string">
            <text:p>Πειραιάς, Νήσοι</text:p>
          </table:table-cell>
          <table:table-cell office:value-type="string" calcext:value-type="string">
            <text:p>EL307</text:p>
          </table:table-cell>
          <table:table-cell office:value-type="float" office:value="0.071428571" calcext:value-type="float">
            <text:p>0.071428571</text:p>
          </table:table-cell>
        </table:table-row>
        <table:table-row table:style-name="ro1">
          <table:table-cell office:value-type="string" calcext:value-type="string">
            <text:p>Ρέθυμνο</text:p>
          </table:table-cell>
          <table:table-cell office:value-type="string" calcext:value-type="string">
            <text:p>EL433</text:p>
          </table:table-cell>
          <table:table-cell office:value-type="float" office:value="0.407407407" calcext:value-type="float">
            <text:p>0.407407407</text:p>
          </table:table-cell>
        </table:table-row>
        <table:table-row table:style-name="ro1">
          <table:table-cell office:value-type="string" calcext:value-type="string">
            <text:p>Ροδόπη</text:p>
          </table:table-cell>
          <table:table-cell office:value-type="string" calcext:value-type="string">
            <text:p>EL513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Σέρρες</text:p>
          </table:table-cell>
          <table:table-cell office:value-type="string" calcext:value-type="string">
            <text:p>EL526</text:p>
          </table:table-cell>
          <table:table-cell office:value-type="float" office:value="0.181818182" calcext:value-type="float">
            <text:p>0.181818182</text:p>
          </table:table-cell>
        </table:table-row>
        <table:table-row table:style-name="ro1">
          <table:table-cell office:value-type="string" calcext:value-type="string">
            <text:p>Φθιώτιδα</text:p>
          </table:table-cell>
          <table:table-cell office:value-type="string" calcext:value-type="string">
            <text:p>EL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Φλώρινα</text:p>
          </table:table-cell>
          <table:table-cell office:value-type="string" calcext:value-type="string">
            <text:p>EL533</text:p>
          </table:table-cell>
          <table:table-cell office:value-type="float" office:value="0.19047619" calcext:value-type="float">
            <text:p>0.19047619</text:p>
          </table:table-cell>
        </table:table-row>
        <table:table-row table:style-name="ro1">
          <table:table-cell office:value-type="string" calcext:value-type="string">
            <text:p>Χανιά</text:p>
          </table:table-cell>
          <table:table-cell office:value-type="string" calcext:value-type="string">
            <text:p>EL434</text:p>
          </table:table-cell>
          <table:table-cell office:value-type="float" office:value="0.235294118" calcext:value-type="float">
            <text:p>0.235294118</text:p>
          </table:table-cell>
        </table:table-row>
      </table:table>
      <table:table table:name="i45hh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key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5">
          <table:table-cell office:value-type="string" calcext:value-type="string">
            <text:p>Άνδρος, Θήρα, Κέα, Μήλος, Μύκονος, Νάξος, Πάρος, Σύρος, Τήνος</text:p>
          </table:table-cell>
          <table:table-cell office:value-type="string" calcext:value-type="string">
            <text:p>EL422</text:p>
          </table:table-cell>
          <table:table-cell office:value-type="float" office:value="0.321428571" calcext:value-type="float">
            <text:p>0.321428571</text:p>
          </table:table-cell>
        </table:table-row>
        <table:table-row table:style-name="ro1">
          <table:table-cell office:value-type="string" calcext:value-type="string">
            <text:p>Άρτα, Πρέβεζα</text:p>
          </table:table-cell>
          <table:table-cell office:value-type="string" calcext:value-type="string">
            <text:p>EL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Έβρος</text:p>
          </table:table-cell>
          <table:table-cell office:value-type="string" calcext:value-type="string">
            <text:p>EL511</text:p>
          </table:table-cell>
          <table:table-cell office:value-type="float" office:value="0.227272727" calcext:value-type="float">
            <text:p>0.227272727</text:p>
          </table:table-cell>
        </table:table-row>
        <table:table-row table:style-name="ro2">
          <table:table-cell office:value-type="string" calcext:value-type="string">
            <text:p>Αιτωλοακαρνανία</text:p>
          </table:table-cell>
          <table:table-cell office:value-type="string" calcext:value-type="string">
            <text:p>EL631</text:p>
          </table:table-cell>
          <table:table-cell office:value-type="float" office:value="0.490566038" calcext:value-type="float">
            <text:p>0.490566038</text:p>
          </table:table-cell>
        </table:table-row>
        <table:table-row table:style-name="ro2">
          <table:table-cell office:value-type="string" calcext:value-type="string">
            <text:p>Ανατολική Αττική</text:p>
          </table:table-cell>
          <table:table-cell office:value-type="string" calcext:value-type="string">
            <text:p>EL305</text:p>
          </table:table-cell>
          <table:table-cell office:value-type="float" office:value="0.623188406" calcext:value-type="float">
            <text:p>0.623188406</text:p>
          </table:table-cell>
        </table:table-row>
        <table:table-row table:style-name="ro2">
          <table:table-cell office:value-type="string" calcext:value-type="string">
            <text:p>Αργολίδα, Αρκαδία</text:p>
          </table:table-cell>
          <table:table-cell office:value-type="string" calcext:value-type="string">
            <text:p>EL65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Αχαΐα</text:p>
          </table:table-cell>
          <table:table-cell office:value-type="string" calcext:value-type="string">
            <text:p>EL632</text:p>
          </table:table-cell>
          <table:table-cell office:value-type="float" office:value="0.257425743" calcext:value-type="float">
            <text:p>0.257425743</text:p>
          </table:table-cell>
        </table:table-row>
        <table:table-row table:style-name="ro1">
          <table:table-cell office:value-type="string" calcext:value-type="string">
            <text:p>Βοιωτία</text:p>
          </table:table-cell>
          <table:table-cell office:value-type="string" calcext:value-type="string">
            <text:p>EL641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 office:value-type="string" calcext:value-type="string">
            <text:p>Βόρειος Τομέας Αθηνών</text:p>
          </table:table-cell>
          <table:table-cell office:value-type="string" calcext:value-type="string">
            <text:p>EL30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2">
          <table:table-cell office:value-type="string" calcext:value-type="string">
            <text:p>Γρεβενά, Κοζάνη</text:p>
          </table:table-cell>
          <table:table-cell office:value-type="string" calcext:value-type="string">
            <text:p>EL53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Δράμα</text:p>
          </table:table-cell>
          <table:table-cell office:value-type="string" calcext:value-type="string">
            <text:p>EL514</text:p>
          </table:table-cell>
          <table:table-cell office:value-type="float" office:value="0.310344828" calcext:value-type="float">
            <text:p>0.310344828</text:p>
          </table:table-cell>
        </table:table-row>
        <table:table-row table:style-name="ro1">
          <table:table-cell office:value-type="string" calcext:value-type="string">
            <text:p>Δυτική Αττική</text:p>
          </table:table-cell>
          <table:table-cell office:value-type="string" calcext:value-type="string">
            <text:p>EL306</text:p>
          </table:table-cell>
          <table:table-cell office:value-type="float" office:value="0.461538462" calcext:value-type="float">
            <text:p>0.461538462</text:p>
          </table:table-cell>
        </table:table-row>
        <table:table-row table:style-name="ro3">
          <table:table-cell office:value-type="string" calcext:value-type="string">
            <text:p>Δυτικός Τομέας Αθηνών</text:p>
          </table:table-cell>
          <table:table-cell office:value-type="string" calcext:value-type="string">
            <text:p>EL302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Ευρυτανία</text:p>
          </table:table-cell>
          <table:table-cell office:value-type="string" calcext:value-type="string">
            <text:p>EL6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Εύβοια</text:p>
          </table:table-cell>
          <table:table-cell office:value-type="string" calcext:value-type="string">
            <text:p>EL642</text:p>
          </table:table-cell>
          <table:table-cell office:value-type="float" office:value="0.308333333" calcext:value-type="float">
            <text:p>0.308333333</text:p>
          </table:table-cell>
        </table:table-row>
        <table:table-row table:style-name="ro1">
          <table:table-cell office:value-type="string" calcext:value-type="string">
            <text:p>Ζάκυνθος</text:p>
          </table:table-cell>
          <table:table-cell office:value-type="string" calcext:value-type="string">
            <text:p>EL621</text:p>
          </table:table-cell>
          <table:table-cell office:value-type="float" office:value="0.470588235" calcext:value-type="float">
            <text:p>0.470588235</text:p>
          </table:table-cell>
        </table:table-row>
        <table:table-row table:style-name="ro1">
          <table:table-cell office:value-type="string" calcext:value-type="string">
            <text:p>Ηλεία</text:p>
          </table:table-cell>
          <table:table-cell office:value-type="string" calcext:value-type="string">
            <text:p>EL63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Ημαθία</text:p>
          </table:table-cell>
          <table:table-cell office:value-type="string" calcext:value-type="string">
            <text:p>EL521</text:p>
          </table:table-cell>
          <table:table-cell office:value-type="float" office:value="0.666666667" calcext:value-type="float">
            <text:p>0.666666667</text:p>
          </table:table-cell>
        </table:table-row>
        <table:table-row table:style-name="ro1">
          <table:table-cell office:value-type="string" calcext:value-type="string">
            <text:p>Ηράκλειο</text:p>
          </table:table-cell>
          <table:table-cell office:value-type="string" calcext:value-type="string">
            <text:p>EL431</text:p>
          </table:table-cell>
          <table:table-cell office:value-type="float" office:value="0.398876404" calcext:value-type="float">
            <text:p>0.398876404</text:p>
          </table:table-cell>
        </table:table-row>
        <table:table-row table:style-name="ro2">
          <table:table-cell office:value-type="string" calcext:value-type="string">
            <text:p>Θάσος, Καβάλα</text:p>
          </table:table-cell>
          <table:table-cell office:value-type="string" calcext:value-type="string">
            <text:p>EL515</text:p>
          </table:table-cell>
          <table:table-cell office:value-type="float" office:value="0.333333333" calcext:value-type="float">
            <text:p>0.333333333</text:p>
          </table:table-cell>
        </table:table-row>
        <table:table-row table:style-name="ro1">
          <table:table-cell office:value-type="string" calcext:value-type="string">
            <text:p>Θεσπρωτία</text:p>
          </table:table-cell>
          <table:table-cell office:value-type="string" calcext:value-type="string">
            <text:p>EL54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Θεσσαλονίκη</text:p>
          </table:table-cell>
          <table:table-cell office:value-type="string" calcext:value-type="string">
            <text:p>EL522</text:p>
          </table:table-cell>
          <table:table-cell office:value-type="float" office:value="0.331753555" calcext:value-type="float">
            <text:p>0.331753555</text:p>
          </table:table-cell>
        </table:table-row>
        <table:table-row table:style-name="ro2">
          <table:table-cell office:value-type="string" calcext:value-type="string">
            <text:p>Ιθάκη, Κεφαλληνία</text:p>
          </table:table-cell>
          <table:table-cell office:value-type="string" calcext:value-type="string">
            <text:p>EL623</text:p>
          </table:table-cell>
          <table:table-cell office:value-type="float" office:value="0.412903226" calcext:value-type="float">
            <text:p>0.412903226</text:p>
          </table:table-cell>
        </table:table-row>
        <table:table-row table:style-name="ro1">
          <table:table-cell office:value-type="string" calcext:value-type="string">
            <text:p>Ικαρία, Σάμος</text:p>
          </table:table-cell>
          <table:table-cell office:value-type="string" calcext:value-type="string">
            <text:p>EL41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Ιωάννινα</text:p>
          </table:table-cell>
          <table:table-cell office:value-type="string" calcext:value-type="string">
            <text:p>EL543</text:p>
          </table:table-cell>
          <table:table-cell office:value-type="float" office:value="0.413043478" calcext:value-type="float">
            <text:p>0.413043478</text:p>
          </table:table-cell>
        </table:table-row>
        <table:table-row table:style-name="ro5">
          <table:table-cell office:value-type="string" calcext:value-type="string">
            <text:p>Κάλυμνος, Κάρπαθος – Ηρωική Νήσος Κάσος, Κως, Ρόδος</text:p>
          </table:table-cell>
          <table:table-cell office:value-type="string" calcext:value-type="string">
            <text:p>EL421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string" calcext:value-type="string">
            <text:p>Κέρκυρα</text:p>
          </table:table-cell>
          <table:table-cell office:value-type="string" calcext:value-type="string">
            <text:p>EL622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Καρδίτσα, Τρίκαλα</text:p>
          </table:table-cell>
          <table:table-cell office:value-type="string" calcext:value-type="string">
            <text:p>EL611</text:p>
          </table:table-cell>
          <table:table-cell office:value-type="float" office:value="0.428571429" calcext:value-type="float">
            <text:p>0.428571429</text:p>
          </table:table-cell>
        </table:table-row>
        <table:table-row table:style-name="ro1">
          <table:table-cell office:value-type="string" calcext:value-type="string">
            <text:p>Καστοριά</text:p>
          </table:table-cell>
          <table:table-cell office:value-type="string" calcext:value-type="string">
            <text:p>EL532</text:p>
          </table:table-cell>
          <table:table-cell office:value-type="float" office:value="0.333333333" calcext:value-type="float">
            <text:p>0.333333333</text:p>
          </table:table-cell>
        </table:table-row>
        <table:table-row table:style-name="ro3">
          <table:table-cell office:value-type="string" calcext:value-type="string">
            <text:p>Κεντρικός Τομέας Αθηνών</text:p>
          </table:table-cell>
          <table:table-cell office:value-type="string" calcext:value-type="string">
            <text:p>EL303</text:p>
          </table:table-cell>
          <table:table-cell office:value-type="float" office:value="0.496828753" calcext:value-type="float">
            <text:p>0.496828753</text:p>
          </table:table-cell>
        </table:table-row>
        <table:table-row table:style-name="ro1">
          <table:table-cell office:value-type="string" calcext:value-type="string">
            <text:p>Κιλκίς</text:p>
          </table:table-cell>
          <table:table-cell office:value-type="string" calcext:value-type="string">
            <text:p>EL523</text:p>
          </table:table-cell>
          <table:table-cell office:value-type="float" office:value="0.461538462" calcext:value-type="float">
            <text:p>0.461538462</text:p>
          </table:table-cell>
        </table:table-row>
        <table:table-row table:style-name="ro1">
          <table:table-cell office:value-type="string" calcext:value-type="string">
            <text:p>Κορινθία</text:p>
          </table:table-cell>
          <table:table-cell office:value-type="string" calcext:value-type="string">
            <text:p>EL652</text:p>
          </table:table-cell>
          <table:table-cell office:value-type="float" office:value="0.307692308" calcext:value-type="float">
            <text:p>0.307692308</text:p>
          </table:table-cell>
        </table:table-row>
        <table:table-row table:style-name="ro1">
          <table:table-cell office:value-type="string" calcext:value-type="string">
            <text:p>Λάρισα</text:p>
          </table:table-cell>
          <table:table-cell office:value-type="string" calcext:value-type="string">
            <text:p>EL612</text:p>
          </table:table-cell>
          <table:table-cell office:value-type="float" office:value="0.682352941" calcext:value-type="float">
            <text:p>0.682352941</text:p>
          </table:table-cell>
        </table:table-row>
        <table:table-row table:style-name="ro2">
          <table:table-cell office:value-type="string" calcext:value-type="string">
            <text:p>Λέσβος, Λήμνος</text:p>
          </table:table-cell>
          <table:table-cell office:value-type="string" calcext:value-type="string">
            <text:p>EL411</text:p>
          </table:table-cell>
          <table:table-cell office:value-type="float" office:value="0.391666667" calcext:value-type="float">
            <text:p>0.391666667</text:p>
          </table:table-cell>
        </table:table-row>
        <table:table-row table:style-name="ro2">
          <table:table-cell office:value-type="string" calcext:value-type="string">
            <text:p>Λακωνία, Μεσσηνία</text:p>
          </table:table-cell>
          <table:table-cell office:value-type="string" calcext:value-type="string">
            <text:p>EL653</text:p>
          </table:table-cell>
          <table:table-cell office:value-type="float" office:value="0.469387755" calcext:value-type="float">
            <text:p>0.469387755</text:p>
          </table:table-cell>
        </table:table-row>
        <table:table-row table:style-name="ro1">
          <table:table-cell office:value-type="string" calcext:value-type="string">
            <text:p>Λασίθι</text:p>
          </table:table-cell>
          <table:table-cell office:value-type="string" calcext:value-type="string">
            <text:p>EL432</text:p>
          </table:table-cell>
          <table:table-cell office:value-type="float" office:value="0.196078431" calcext:value-type="float">
            <text:p>0.196078431</text:p>
          </table:table-cell>
        </table:table-row>
        <table:table-row table:style-name="ro1">
          <table:table-cell office:value-type="string" calcext:value-type="string">
            <text:p>Λευκάδα</text:p>
          </table:table-cell>
          <table:table-cell office:value-type="string" calcext:value-type="string">
            <text:p>EL62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Μαγνησία, Σποράδες</text:p>
          </table:table-cell>
          <table:table-cell office:value-type="string" calcext:value-type="string">
            <text:p>EL613</text:p>
          </table:table-cell>
          <table:table-cell office:value-type="float" office:value="0.308880309" calcext:value-type="float">
            <text:p>0.308880309</text:p>
          </table:table-cell>
        </table:table-row>
        <table:table-row table:style-name="ro2">
          <table:table-cell office:value-type="string" calcext:value-type="string">
            <text:p>Νότιος Τομέας Αθηνών</text:p>
          </table:table-cell>
          <table:table-cell office:value-type="string" calcext:value-type="string">
            <text:p>EL30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Ξάνθη</text:p>
          </table:table-cell>
          <table:table-cell office:value-type="string" calcext:value-type="string">
            <text:p>EL512</text:p>
          </table:table-cell>
          <table:table-cell office:value-type="float" office:value="0.333333333" calcext:value-type="float">
            <text:p>0.333333333</text:p>
          </table:table-cell>
        </table:table-row>
        <table:table-row table:style-name="ro1">
          <table:table-cell office:value-type="string" calcext:value-type="string">
            <text:p>Πέλλα</text:p>
          </table:table-cell>
          <table:table-cell office:value-type="string" calcext:value-type="string">
            <text:p>EL524</text:p>
          </table:table-cell>
          <table:table-cell office:value-type="float" office:value="0.538461538" calcext:value-type="float">
            <text:p>0.538461538</text:p>
          </table:table-cell>
        </table:table-row>
        <table:table-row table:style-name="ro2">
          <table:table-cell office:value-type="string" calcext:value-type="string">
            <text:p>Πειραιάς, Νήσοι</text:p>
          </table:table-cell>
          <table:table-cell office:value-type="string" calcext:value-type="string">
            <text:p>EL307</text:p>
          </table:table-cell>
          <table:table-cell office:value-type="float" office:value="0.833333333" calcext:value-type="float">
            <text:p>0.833333333</text:p>
          </table:table-cell>
        </table:table-row>
        <table:table-row table:style-name="ro1">
          <table:table-cell office:value-type="string" calcext:value-type="string">
            <text:p>Πιερία</text:p>
          </table:table-cell>
          <table:table-cell office:value-type="string" calcext:value-type="string">
            <text:p>EL525</text:p>
          </table:table-cell>
          <table:table-cell office:value-type="float" office:value="0.363636364" calcext:value-type="float">
            <text:p>0.363636364</text:p>
          </table:table-cell>
        </table:table-row>
        <table:table-row table:style-name="ro1">
          <table:table-cell office:value-type="string" calcext:value-type="string">
            <text:p>Ρέθυμνο</text:p>
          </table:table-cell>
          <table:table-cell office:value-type="string" calcext:value-type="string">
            <text:p>EL433</text:p>
          </table:table-cell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string" calcext:value-type="string">
            <text:p>Ροδόπη</text:p>
          </table:table-cell>
          <table:table-cell office:value-type="string" calcext:value-type="string">
            <text:p>EL513</text:p>
          </table:table-cell>
          <table:table-cell office:value-type="float" office:value="0.363636364" calcext:value-type="float">
            <text:p>0.363636364</text:p>
          </table:table-cell>
        </table:table-row>
        <table:table-row table:style-name="ro1">
          <table:table-cell office:value-type="string" calcext:value-type="string">
            <text:p>Σέρρες</text:p>
          </table:table-cell>
          <table:table-cell office:value-type="string" calcext:value-type="string">
            <text:p>EL526</text:p>
          </table:table-cell>
          <table:table-cell office:value-type="float" office:value="0.222222222" calcext:value-type="float">
            <text:p>0.222222222</text:p>
          </table:table-cell>
        </table:table-row>
        <table:table-row table:style-name="ro1">
          <table:table-cell office:value-type="string" calcext:value-type="string">
            <text:p>Φλώρινα</text:p>
          </table:table-cell>
          <table:table-cell office:value-type="string" calcext:value-type="string">
            <text:p>EL53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Φωκίδα</text:p>
          </table:table-cell>
          <table:table-cell office:value-type="string" calcext:value-type="string">
            <text:p>EL6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Χαλκιδική</text:p>
          </table:table-cell>
          <table:table-cell office:value-type="string" calcext:value-type="string">
            <text:p>EL527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Χανιά</text:p>
          </table:table-cell>
          <table:table-cell office:value-type="string" calcext:value-type="string">
            <text:p>EL434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 style:data-style-name="N2" text:time-value="14:24:39.060051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8T11:49:52.692939206</meta:creation-date>
    <dc:date>2023-11-08T15:37:14.072387205</dc:date>
    <meta:editing-duration>PT1H52M26S</meta:editing-duration>
    <meta:editing-cycles>10</meta:editing-cycles>
    <meta:generator>LibreOffice/6.4.7.2$Linux_X86_64 LibreOffice_project/40$Build-2</meta:generator>
    <meta:document-statistic meta:table-count="11" meta:cell-count="650" meta:object-count="0"/>
    <meta:user-defined meta:name="ProgId">Excel.Sheet</meta:user-defined>
  </office:meta>
</office:document-meta>
</file>